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2c5" officeooo:paragraph-rsid="001162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leetcode.com/problems/reverse-vowels-of-a-string/" text:style-name="Internet_20_link" text:visited-style-name="Visited_20_Internet_20_Link">https://leetcode.com/problems/reverse-vowels-of-a-string/</text:a></text:p>
      <text:p text:style-name="P1"/>
      <text:p text:style-name="P1">public class Solution {</text:p>
      <text:p text:style-name="P1"><text:s text:c="4"/>// handle capital letters to!</text:p>
      <text:p text:style-name="P1"><text:s text:c="4"/>public String reverseVowels(String s) </text:p>
      <text:p text:style-name="P1"><text:s text:c="4"/>{</text:p>
      <text:p text:style-name="P1"><text:s text:c="8"/>if(s == null)</text:p>
      <text:p text:style-name="P1"><text:s text:c="8"/>{</text:p>
      <text:p text:style-name="P1"><text:s text:c="12"/>return null;</text:p>
      <text:p text:style-name="P1"><text:s text:c="8"/>}</text:p>
      <text:p text:style-name="P1"><text:s text:c="8"/>char[] cArr = s.toCharArray();</text:p>
      <text:p text:style-name="P1"><text:s text:c="8"/>int ptr1 = 0;</text:p>
      <text:p text:style-name="P1"><text:s text:c="8"/>int ptr2 = cArr.length - 1;</text:p>
      <text:p text:style-name="P1"><text:s text:c="8"/>// handle case when stuck @ a vowel! </text:p>
      <text:p text:style-name="P1"><text:s text:c="8"/>while(ptr1 &lt;= ptr2)</text:p>
      <text:p text:style-name="P1"><text:s text:c="8"/>{</text:p>
      <text:p text:style-name="P1"><text:s text:c="12"/>char c1 = cArr[ptr1];</text:p>
      <text:p text:style-name="P1"><text:s text:c="12"/>char c2 = cArr[ptr2];</text:p>
      <text:p text:style-name="P1"><text:s text:c="12"/>if(isVowel(c1) &amp;&amp; isVowel(c2))</text:p>
      <text:p text:style-name="P1"><text:s text:c="12"/>{</text:p>
      <text:p text:style-name="P1"><text:s text:c="16"/>swap(cArr,ptr1,ptr2);</text:p>
      <text:p text:style-name="P1"><text:s text:c="16"/>ptr1++;</text:p>
      <text:p text:style-name="P1"><text:s text:c="16"/>ptr2--;</text:p>
      <text:p text:style-name="P1"><text:s text:c="12"/>}</text:p>
      <text:p text:style-name="P1"><text:s text:c="12"/>else</text:p>
      <text:p text:style-name="P1"><text:s text:c="12"/>{</text:p>
      <text:p text:style-name="P1"><text:s text:c="16"/>if(!isVowel(c1)) // coudl be a while, but it really should not matter, tbh !</text:p>
      <text:p text:style-name="P1"><text:s text:c="16"/>{</text:p>
      <text:p text:style-name="P1"><text:s text:c="20"/>ptr1++;</text:p>
      <text:p text:style-name="P1"><text:s text:c="16"/>}</text:p>
      <text:p text:style-name="P1"><text:s text:c="16"/>if(!isVowel(c2))</text:p>
      <text:p text:style-name="P1"><text:s text:c="16"/>{</text:p>
      <text:p text:style-name="P1"><text:s text:c="20"/>ptr2--; </text:p>
      <text:p text:style-name="P1"><text:s text:c="16"/>}</text:p>
      <text:p text:style-name="P1"><text:s text:c="12"/>}</text:p>
      <text:p text:style-name="P1"><text:s text:c="8"/>}</text:p>
      <text:p text:style-name="P1"><text:s text:c="8"/>StringBuilder sb = new StringBuilder("");</text:p>
      <text:p text:style-name="P1"><text:s text:c="8"/>for(int i = 0; i &lt; cArr.length; i++)</text:p>
      <text:p text:style-name="P1"><text:s text:c="8"/>{</text:p>
      <text:p text:style-name="P1"><text:s text:c="12"/>sb.append(cArr[i]);</text:p>
      <text:p text:style-name="P1"><text:s text:c="8"/>}</text:p>
      <text:p text:style-name="P1"><text:s text:c="8"/>return sb.toString();</text:p>
      <text:p text:style-name="P1"><text:s text:c="8"/></text:p>
      <text:p text:style-name="P1"><text:s text:c="4"/>}</text:p>
      <text:p text:style-name="P1"><text:s text:c="4"/></text:p>
      <text:p text:style-name="P1"><text:s text:c="4"/>public void swap(char[] c, int i, int j)</text:p>
      <text:p text:style-name="P1"><text:s text:c="4"/>{</text:p>
      <text:p text:style-name="P1"><text:s text:c="8"/>char temp = c[i];</text:p>
      <text:p text:style-name="P1"><text:s text:c="8"/>c[i] = c[j];</text:p>
      <text:p text:style-name="P1"><text:soft-page-break/><text:s text:c="8"/>c[j] = temp; </text:p>
      <text:p text:style-name="P1"><text:s text:c="4"/>}</text:p>
      <text:p text:style-name="P1"><text:s text:c="4"/></text:p>
      <text:p text:style-name="P1"><text:s text:c="4"/></text:p>
      <text:p text:style-name="P1"><text:s text:c="4"/>public boolean isVowel(char cIn)</text:p>
      <text:p text:style-name="P1"><text:s text:c="4"/>{</text:p>
      <text:p text:style-name="P1"><text:s text:c="8"/>char c = Character.toLowerCase(cIn);</text:p>
      <text:p text:style-name="P1"><text:s text:c="8"/>if (c == 'a' || c == 'e' || c == 'i' || c == 'o' || c == 'u')</text:p>
      <text:p text:style-name="P1"><text:s text:c="8"/>{</text:p>
      <text:p text:style-name="P1"><text:s text:c="12"/>return true;</text:p>
      <text:p text:style-name="P1"><text:s text:c="8"/>}</text:p>
      <text:p text:style-name="P1"><text:s text:c="8"/>return false; </text:p>
      <text:p text:style-name="P1"><text:s text:c="4"/>}</text:p>
      <text:p text:style-name="P1"><text:s text:c="4"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20:43:28.252709770</meta:creation-date>
    <dc:date>2017-01-23T20:43:46.414757068</dc:date>
    <meta:editing-duration>PT18S</meta:editing-duration>
    <meta:editing-cycles>1</meta:editing-cycles>
    <meta:document-statistic meta:table-count="0" meta:image-count="0" meta:object-count="0" meta:page-count="2" meta:paragraph-count="63" meta:word-count="167" meta:character-count="1457" meta:non-whitespace-character-count="781"/>
    <meta:generator>LibreOffice/5.1.4.2$Linux_X86_64 LibreOffice_project/10m0$Build-2</meta:generator>
  </office:meta>
</office:document-meta>
</file>